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ff7c6"/>
    </style:style>
    <style:style style:name="P2" style:family="paragraph" style:parent-style-name="Heading_20_1">
      <style:paragraph-properties fo:text-align="center" style:justify-single-word="false"/>
      <style:text-properties officeooo:rsid="000ff7c6" officeooo:paragraph-rsid="000ff7c6"/>
    </style:style>
    <style:style style:name="P3" style:family="paragraph" style:parent-style-name="Standard">
      <style:paragraph-properties fo:text-align="center" style:justify-single-word="false"/>
      <style:text-properties officeooo:rsid="000ff7c6" officeooo:paragraph-rsid="000ff7c6"/>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Heading_20_1">
      <style:paragraph-properties fo:text-align="center" style:justify-single-word="false" fo:break-before="page"/>
      <style:text-properties officeooo:rsid="000ff7c6" officeooo:paragraph-rsid="000ff7c6"/>
    </style:style>
    <style:style style:name="P7" style:family="paragraph" style:parent-style-name="Text_20_body">
      <style:paragraph-properties fo:text-align="center" style:justify-single-word="false"/>
      <style:text-properties officeooo:rsid="00141d84" officeooo:paragraph-rsid="00141d84"/>
    </style:style>
    <style:style style:name="P8" style:family="paragraph" style:parent-style-name="Text_20_body">
      <style:text-properties officeooo:paragraph-rsid="000ff7c6"/>
    </style:style>
    <style:style style:name="P9" style:family="paragraph" style:parent-style-name="Text_20_body">
      <style:paragraph-properties fo:text-align="center" style:justify-single-word="false"/>
      <style:text-properties officeooo:rsid="0015c171" officeooo:paragraph-rsid="0015c171"/>
    </style:style>
    <style:style style:name="P10" style:family="paragraph" style:parent-style-name="Text_20_body">
      <style:paragraph-properties fo:text-align="center" style:justify-single-word="false"/>
      <style:text-properties officeooo:rsid="001694af" officeooo:paragraph-rsid="001694af"/>
    </style:style>
    <style:style style:name="P11" style:family="paragraph" style:parent-style-name="Text_20_body">
      <style:paragraph-properties fo:text-align="center" style:justify-single-word="false"/>
      <style:text-properties officeooo:rsid="0017ac29" officeooo:paragraph-rsid="0017ac29"/>
    </style:style>
    <style:style style:name="P12" style:family="paragraph" style:parent-style-name="Heading_20_1">
      <style:paragraph-properties fo:text-align="center" style:justify-single-word="false" fo:break-before="page"/>
      <style:text-properties officeooo:rsid="0010f2a7" officeooo:paragraph-rsid="0010f2a7"/>
    </style:style>
    <style:style style:name="T1" style:family="text">
      <style:text-properties officeooo:rsid="0015c17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p>
      <text:p text:style-name="P1"/>
      <text:p text:style-name="P1"/>
      <text:h text:style-name="P2" text:outline-level="1"/>
      <text:h text:style-name="P2" text:outline-level="1"/>
      <text:h text:style-name="P2" text:outline-level="1"/>
      <text:h text:style-name="P2" text:outline-level="1"><text:bookmark-start text:name="__RefHeading___Toc81_3149779550"/>PROJECT QUARTERMASTER<text:bookmark-end text:name="__RefHeading___Toc81_3149779550"/></text:h>
      <text:p text:style-name="P3">10 pager</text:p>
      <text:p text:style-name="P1"/>
      <text:p text:style-name="P3">Ashton Westrick, Carter Zimmerman, Christopher “Ted” Tedeschi</text:p>
      <text:p text:style-name="P1"/>
      <text:p text:style-name="P1"/>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able of Contents</text:p>
          </text:index-title>
          <text:p text:style-name="P5"><text:a xlink:type="simple" xlink:href="#__RefHeading___Toc81_3149779550" text:style-name="Index_20_Link" text:visited-style-name="Index_20_Link">PROJECT QUARTERMASTER<text:tab/>1</text:a></text:p>
          <text:p text:style-name="P5"><text:a xlink:type="simple" xlink:href="#__RefHeading___Toc1_3149779550" text:style-name="Index_20_Link" text:visited-style-name="Index_20_Link">STORY SUMMARY<text:tab/>3</text:a></text:p>
          <text:p text:style-name="P5"><text:a xlink:type="simple" xlink:href="#__RefHeading___Toc83_3149779550" text:style-name="Index_20_Link" text:visited-style-name="Index_20_Link">NOTABLE CHARACTERS &amp; FACTIONS<text:tab/>4</text:a></text:p>
          <text:p text:style-name="P5"><text:a xlink:type="simple" xlink:href="#__RefHeading___Toc85_3149779550" text:style-name="Index_20_Link" text:visited-style-name="Index_20_Link">GAME PLAY OVERVIEW<text:tab/>5</text:a></text:p>
          <text:p text:style-name="P5"><text:a xlink:type="simple" xlink:href="#__RefHeading___Toc87_3149779550" text:style-name="Index_20_Link" text:visited-style-name="Index_20_Link">GAME PLAY EXPERIENCE<text:tab/>6</text:a></text:p>
          <text:p text:style-name="P5"><text:a xlink:type="simple" xlink:href="#__RefHeading___Toc89_3149779550" text:style-name="Index_20_Link" text:visited-style-name="Index_20_Link">MECHANICAL DETAILING<text:tab/>7</text:a></text:p>
          <text:p text:style-name="P5"><text:a xlink:type="simple" xlink:href="#__RefHeading___Toc91_3149779550" text:style-name="Index_20_Link" text:visited-style-name="Index_20_Link">GAME CONFLICT<text:tab/>8</text:a></text:p>
          <text:p text:style-name="P5"><text:a xlink:type="simple" xlink:href="#__RefHeading___Toc93_3149779550" text:style-name="Index_20_Link" text:visited-style-name="Index_20_Link">ADDITIONAL CONTENT<text:tab/>9</text:a></text:p>
          <text:p text:style-name="P5"><text:a xlink:type="simple" xlink:href="#__RefHeading___Toc95_3149779550" text:style-name="Index_20_Link" text:visited-style-name="Index_20_Link">MONETIZATION AND DISTRIBUTION<text:tab/>10</text:a></text:p>
        </text:index-body>
      </text:table-of-content>
      <text:p text:style-name="P1"/>
      <text:h text:style-name="P6" text:outline-level="1"><text:bookmark-start text:name="__RefHeading___Toc1_3149779550"/>STORY SUMMARY<text:bookmark-end text:name="__RefHeading___Toc1_3149779550"/></text:h>
      <text:p text:style-name="P7">This is the summary of the story. <text:s/><text:span text:style-name="T1">Think overall lore and summation of events that will happen during gameplat</text:span></text:p>
      <text:p text:style-name="P8"/>
      <text:h text:style-name="P6" text:outline-level="1"><text:bookmark-start text:name="__RefHeading___Toc83_3149779550"/>NOTABLE CHARACTERS &amp; FACTIONS<text:bookmark-end text:name="__RefHeading___Toc83_3149779550"/></text:h>
      <text:p text:style-name="P9">This is where we will detail the soul of each faction in the game. <text:s/>I’m hoping for at least 4, though this is where we can go wild and go higher. <text:s/>Things can be cut later</text:p>
      <text:p text:style-name="P9"/>
      <text:p text:style-name="P10">Empire/Federation faction:</text:p>
      <text:p text:style-name="P10">This is the faction the player character works for.</text:p>
      <text:p text:style-name="P10"/>
      <text:p text:style-name="P10">Rebel faction:</text:p>
      <text:p text:style-name="P10">This is the “vanilla” enemies. A faction of the empire that broke away and is now at war with the empire</text:p>
      <text:p text:style-name="P10"/>
      <text:p text:style-name="P10">Honorable warrior alien faction:</text:p>
      <text:p text:style-name="P10">A race of honorable warriors that got into a fight with the Empire and decided they were worthy opponents and now want to fight all the time. They view war as a sport but are very good at it. They do things like cordially invite their opponents to a battle, avoid targeting medics, and will visit the funerals of soldiers that fell against them. The Empire agrees to let them visit funerals, arrives on time to battle, and generally go along with their antics because they are terrified of fighting these guys when they don’t constrain themselves out of honor. Warlike but honorable about it. There are even stories of them visiting Empire worlds as very respectful tourists.</text:p>
      <text:p text:style-name="P10"/>
      <text:p text:style-name="P10">Intelligent alien faction:</text:p>
      <text:p text:style-name="P10">A group of highly intelligent aliens with very advanced technology. Started getting concerned when the empire started developing FTL travel and made contact with them. The empire started stealing their tech and many advances in tech made throughout the game are from reverse engineering tech taken from them. Similar to the illuminate or the Asari</text:p>
      <text:p text:style-name="P10"/>
      <text:p text:style-name="P11">Parasite faction:</text:p>
      <text:p text:style-name="P11">a group of parasites that can take over the mind of their host. But every two days they have to return to home base to feed. A faction that is found later that combines the other factions into one army.</text:p>
      <text:p text:style-name="P10"/>
      <text:h text:style-name="P12" text:outline-level="1"><text:bookmark-start text:name="__RefHeading___Toc85_3149779550"/>GAME PLAY OVERVIEW<text:bookmark-end text:name="__RefHeading___Toc85_3149779550"/></text:h>
      <text:p text:style-name="P9">This is the general overview of the game play loop at it’s most mechanical</text:p>
      <text:h text:style-name="P12" text:outline-level="1"><text:bookmark-start text:name="__RefHeading___Toc87_3149779550"/>GAME PLAY EXPERIENCE<text:bookmark-end text:name="__RefHeading___Toc87_3149779550"/></text:h>
      <text:p text:style-name="P9">This is, for lack of a better term, the “vibe” of the game. <text:s/>How should the player be feeling and thinking as they play</text:p>
      <text:h text:style-name="P12" text:outline-level="1"><text:bookmark-start text:name="__RefHeading___Toc89_3149779550"/>MECHANICAL DETAILING<text:bookmark-end text:name="__RefHeading___Toc89_3149779550"/></text:h>
      <text:p text:style-name="P9">This is where we start drilling into how the mechanics actually work on the backend</text:p>
      <text:h text:style-name="P12" text:outline-level="1"><text:bookmark-start text:name="__RefHeading___Toc91_3149779550"/>GAME CONFLICT<text:bookmark-end text:name="__RefHeading___Toc91_3149779550"/></text:h>
      <text:p text:style-name="P9">This is a summation of the conflicts found in the game. <text:s/>Think minor conflicts between characters all the way to the greater overall conflict between factions</text:p>
      <text:h text:style-name="P12" text:outline-level="1"><text:bookmark-start text:name="__RefHeading___Toc93_3149779550"/>ADDITIONAL CONTENT<text:bookmark-end text:name="__RefHeading___Toc93_3149779550"/></text:h>
      <text:p text:style-name="P9">Will we have any additional content in the game, assuming we have time? <text:s/>These will be the first deliverables cut if need be</text:p>
      <text:h text:style-name="P12" text:outline-level="1"><text:bookmark-start text:name="__RefHeading___Toc95_3149779550"/>MONETIZATION AND DISTRIBUTION<text:bookmark-end text:name="__RefHeading___Toc95_3149779550"/></text:h>
      <text:p text:style-name="P9">Straight to the point, How are we going to be getting people to give us their hard earned cas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London_20_Mist" draw:display-name="London Mist" draw:style="linear" draw:start-color="#cccccc" draw:end-color="#666666" draw:start-intensity="100%" draw:end-intensity="100%" draw:angle="30deg" draw:border="0%">
      <loext:gradient-stop svg:offset="0" loext:color-type="rgb" loext:color-value="#cccccc"/>
      <loext:gradient-stop svg:offset="1" loext:color-type="rgb" loext:color-value="#666666"/>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f7c6" officeooo:paragraph-rsid="000ff7c6"/>
    </style:style>
    <style:style style:name="MP2" style:family="paragraph" style:parent-style-name="Footer">
      <loext:graphic-properties draw:fill="none" draw:fill-color="#ffffff" draw:opacity="100%"/>
      <style:paragraph-properties fo:background-color="transparent"/>
      <style:text-properties fo:color="#000000" loext:opacity="100%"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999999" draw:fill="gradient" draw:fill-color="#999999" draw:fill-gradient-name="London_20_Mist" draw:gradient-step-count="0" draw:opacity="50%"/>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ct Quartermaster GDD</text:p>
      </style:header>
      <style:footer>
        <text:p text:style-name="MP2"><text:page-number text:select-page="current">10</text:page-number>/<text:page-count>1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0T18:15:27.996926000</meta:creation-date>
    <dc:date>2025-09-08T19:19:34.188107700</dc:date>
    <meta:editing-duration>PT29M38S</meta:editing-duration>
    <meta:editing-cycles>4</meta:editing-cycles>
    <meta:generator>LibreOffice/25.8.0.4$Windows_X86_64 LibreOffice_project/48f00303701489684e67c38c28aff00cd5929e67</meta:generator>
    <meta:document-statistic meta:table-count="0" meta:image-count="0" meta:object-count="0" meta:page-count="10" meta:paragraph-count="42" meta:word-count="503" meta:character-count="2924" meta:non-whitespace-character-count="2455"/>
  </office:meta>
</office:document-meta>
</file>